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7858" officeooo:paragraph-rsid="001c7858"/>
    </style:style>
    <style:style style:name="P2" style:family="paragraph" style:parent-style-name="Standard">
      <style:text-properties officeooo:rsid="001e1270" officeooo:paragraph-rsid="001e1270"/>
    </style:style>
    <style:style style:name="P3" style:family="paragraph" style:parent-style-name="Standard">
      <style:text-properties officeooo:rsid="001e86c6" officeooo:paragraph-rsid="001e86c6"/>
    </style:style>
    <style:style style:name="P4" style:family="paragraph" style:parent-style-name="Standard">
      <style:text-properties officeooo:rsid="00208065" officeooo:paragraph-rsid="00208065"/>
    </style:style>
    <style:style style:name="P5" style:family="paragraph" style:parent-style-name="Standard">
      <style:text-properties officeooo:rsid="00218694" officeooo:paragraph-rsid="00218694"/>
    </style:style>
    <style:style style:name="P6" style:family="paragraph" style:parent-style-name="Standard">
      <style:text-properties officeooo:rsid="002237a3" officeooo:paragraph-rsid="002237a3"/>
    </style:style>
    <style:style style:name="T1" style:family="text">
      <style:text-properties officeooo:rsid="001e86c6"/>
    </style:style>
    <style:style style:name="T2" style:family="text">
      <style:text-properties officeooo:rsid="00208065"/>
    </style:style>
    <style:style style:name="T3" style:family="text">
      <style:text-properties officeooo:rsid="002237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 parte 1 – Sérgio</text:p>
      <text:p text:style-name="P1"/>
      <text:p text:style-name="P1">Oque é um Agente?</text:p>
      <text:p text:style-name="P1"/>
      <text:p text:style-name="P1">Tudo capaz de perceber seu ambiente por meio de sensores e de agir sobre o ambiente por meio de atuadores.</text:p>
      <text:p text:style-name="P1">Termos como ambiente, sensores e atuadores serão melhor definidos.</text:p>
      <text:p text:style-name="P1"/>
      <text:p text:style-name="P1">Um agente tem suas percepções, que são a entrada que os sensores dão em cada dado momento;</text:p>
      <text:p text:style-name="P1">Um agente tem uma função, que é como é descrito seu comportamento. Internamente essa função é descrita como um programa, o programa do agente.</text:p>
      <text:p text:style-name="P1"/>
      <text:p text:style-name="P2">Um agente raciona<text:span text:style-name="T1">l</text:span> é aquele que faz tudo certo. <text:span text:style-name="T1">Para definir oque é certo precisamos de uma medida de desempenho. O desempenho bom virá a partir de uma sequência de estados favoráveis do ambiente. Note do ambiente, e não do agente. Se fosse do agente, ele poderia alcançar a perfeição apenas se iludindo que seu desempenho foi perfeito.</text:span></text:p>
      <text:p text:style-name="P3">A medida de desempenho dependerá do projetista.</text:p>
      <text:p text:style-name="P3">A definição de racionalidade então depende destes quatro fatores:</text:p>
      <text:p text:style-name="P3"/>
      <text:p text:style-name="P3">A medida de desempenho</text:p>
      <text:p text:style-name="P3">O conhecimento prévio do ambiente</text:p>
      <text:p text:style-name="P3">As ações que são executáveis pelo agente</text:p>
      <text:p text:style-name="P3">A sequência de percepções até o momento</text:p>
      <text:p text:style-name="P3"/>
      <text:p text:style-name="P3">A definição de um agente racional então é:</text:p>
      <text:p text:style-name="P3">"Para cada sequência de de percepções possível, um agente racional deve selecionar uma ação que s e espera que venha a maximizar sua medida de desempenho, dada a evidência fornecida pela sequência de percepções e por qualquer conhecimento prévio do agente."</text:p>
      <text:p text:style-name="P3"/>
      <text:p text:style-name="P3">Racionalidade x Onisciência </text:p>
      <text:p text:style-name="P3">A racionalidade não pode levar em conta o efeito real das ações, e apenas oque pode ser previsto com o conhecimento prévio e as percepções. Por exemplo, atravessar a rua olhando para os dois lados e vendo que nenhum carro vem é racional, mas se cair uma mala de um avião e te atingir, você vai morrer, mas ninguêm vai dizer que sua ação de atravessar não foi racional. Um agente racional também deve ser autônomo, no sentido de aprender com suas percepções e usa-las, e não partir apenas do conhecimento prévio de seu projetista.</text:p>
      <text:p text:style-name="P3"/>
      <text:p text:style-name="P3">Oque é um ambiente ?</text:p>
      <text:p text:style-name="P3">Os agentes fazem ações em um ambiente de tarefas. No alto, são problemas os quais os agentes são soluções. O ambiente de tarefas é geralmente definido com um PEAS( Performance, Enviroment, Actuators, Sensors). <text:span text:style-name="T2">Leia <text:line-break/>Medida de Desempenho</text:span></text:p>
      <text:p text:style-name="P4">Ambiente</text:p>
      <text:p text:style-name="P4">Atuadores</text:p>
      <text:p text:style-name="P4">Sensores</text:p>
      <text:p text:style-name="P4"/>
      <text:p text:style-name="P4">Ex. Um agente motorista de taxi autonomo:</text:p>
      <text:p text:style-name="P4">P: Viagem segura, rápida, dentro da lei, confortável e maximizar lucros</text:p>
      <text:p text:style-name="P4">E: Estradas, outros tipos de tráfego, pedestres, clientes.</text:p>
      <text:p text:style-name="P4">A: Direção, acelerador, buzina, sinal, clientes.</text:p>
      <text:p text:style-name="P4">S: Câmeras, sonar, velocímetro, GPS, hodômetro, acelerômetro, sensores do motor.</text:p>
      <text:p text:style-name="P4"/>
      <text:p text:style-name="P4"><text:soft-page-break/>Esse ambiente de tarefas pode ter algumas propriedades que são de nosso interesse enumerar:</text:p>
      <text:p text:style-name="P4"/>
      <text:p text:style-name="P4">Completamente observável vs Parcialmente Observável</text:p>
      <text:p text:style-name="P4">Se os sensores dão acesso ao estado completo(na verdade só aos aspectos relevantes basta) do ambiente a todo instate, ele é completamente observável. Óbvio que relevante vai dizer respeito a qual medida de desempenho se está usando. Se o agente não possui sensores o ambiente é inobservável.</text:p>
      <text:p text:style-name="P4"/>
      <text:p text:style-name="P4">Agente único vs multiagente</text:p>
      <text:p text:style-name="P4">Um outro agente deve ser apenas tratado como agente se o comportamento de tal for melhor descrito como uma maximização de uma medida de desempenho. Se apenas as leis da física bastarem para explicar, ele não precisa ser tratado como um agente. Qualquer ambiente então com mais de um agente é multiagente. Se a medida de desempenho de um interefere negativamente na do outro é um ambiente multiagente competitivo(Ex. Jogo de xadrez). Pode ser cooperativo, como no caso do nosso taxi, outros carros não querem bater nele. Ao mesmo tempo, querem passar na frente, aí depende de mais fatores.</text:p>
      <text:p text:style-name="P4"><text:line-break/>Determinístico vs Estocástico</text:p>
      <text:p text:style-name="P5">Se o próximo estado do ambiente é completamente determinado pelo estado atual e pela ação executada pelo agente, <text:s/>se não ele é estocástico. Estocástico implica que há uma probabilidade na incerteza sobre os fatos ,enquanto o termo "não determinístico" não.</text:p>
      <text:p text:style-name="P5"/>
      <text:p text:style-name="P5">Episódico vs sequencial</text:p>
      <text:p text:style-name="P5">Episódico é o ambiente em que a tarefa do agente é dividida em pontos atômicos. A ação do episódio depende apenas do estado desse episódio, e não dos outros. Ex. Linha de montagem de uma fábrica para checar defeitos em peças. Jogar xadrez é sequencial.</text:p>
      <text:p text:style-name="P5"/>
      <text:p text:style-name="P5">Estático vs Dinâmico</text:p>
      <text:p text:style-name="P5">Se o ambiente se altera independente das ações do agente, ele é dito dinâmico. Se o nível de desempenho se altera mas não o ambiente, dizemos que é semi dinâmico.</text:p>
      <text:p text:style-name="P5"/>
      <text:p text:style-name="P5">Discreto vs Contínuo</text:p>
      <text:p text:style-name="P5">É complicado, mas diz ao estado do abiente, ao modo com o tempo é tratado e às percepções e ações. Por exemplo no Xadrez o número de jogadas possíveis é finito, dirigir o táxi tem velocidades contínuas, percepções contínuas, etc.</text:p>
      <text:p text:style-name="P5"/>
      <text:p text:style-name="P5">Conhecido vs Desconhecido</text:p>
      <text:p text:style-name="P5">Diz respeito <text:span text:style-name="T3">as "leis da física" do mundo. O agente sabe as reações do mundo para cada possível ação? Ou terá que aprender? É como num videogame novo, você deve experimentar os botões para asber oque eles fazem, para ai sim saber qual o combo óptimo. Talvez o agente também tenha que passar por essa aprendizagem.</text:span></text:p>
      <text:p text:style-name="P5"/>
      <text:p text:style-name="P6">Macrotipos de agen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54S</meta:editing-duration>
    <meta:editing-cycles>4</meta:editing-cycles>
    <meta:generator>LibreOffice/5.1.6.2$Linux_X86_64 LibreOffice_project/10m0$Build-2</meta:generator>
    <dc:date>2018-09-26T18:19:41.706506374</dc:date>
    <meta:document-statistic meta:table-count="0" meta:image-count="0" meta:object-count="0" meta:page-count="2" meta:paragraph-count="43" meta:word-count="807" meta:character-count="4856" meta:non-whitespace-character-count="4087"/>
    <meta:user-defined meta:name="Info 1"/>
    <meta:user-defined meta:name="Info 2"/>
    <meta:user-defined meta:name="Info 3"/>
    <meta:user-defined meta:name="Info 4"/>
  </office:meta>
</office:document-meta>
</file>